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737ae" officeooo:paragraph-rsid="000737ae"/>
    </style:style>
    <style:style style:name="P6" style:family="paragraph" style:parent-style-name="Standard">
      <style:text-properties officeooo:rsid="0008c3ef" officeooo:paragraph-rsid="0008c3ef"/>
    </style:style>
    <style:style style:name="P7" style:family="paragraph" style:parent-style-name="Standard">
      <style:text-properties officeooo:paragraph-rsid="00131870"/>
    </style:style>
    <style:style style:name="P8" style:family="paragraph" style:parent-style-name="Standard">
      <style:text-properties officeooo:rsid="0014f93a" officeooo:paragraph-rsid="0014f93a"/>
    </style:style>
    <style:style style:name="P9" style:family="paragraph" style:parent-style-name="Standard">
      <style:text-properties officeooo:rsid="00077fdd" officeooo:paragraph-rsid="00077fdd"/>
    </style:style>
    <style:style style:name="P10" style:family="paragraph" style:parent-style-name="Standard">
      <style:text-properties officeooo:rsid="00131870" officeooo:paragraph-rsid="00131870"/>
    </style:style>
    <style:style style:name="P11" style:family="paragraph" style:parent-style-name="Standard">
      <style:text-properties officeooo:rsid="00173992" officeooo:paragraph-rsid="00173992"/>
    </style:style>
    <style:style style:name="P12" style:family="paragraph" style:parent-style-name="Standard">
      <style:text-properties officeooo:rsid="0023598c" officeooo:paragraph-rsid="0031bf8d"/>
    </style:style>
    <style:style style:name="P13" style:family="paragraph" style:parent-style-name="Standard">
      <style:text-properties officeooo:rsid="00241b84" officeooo:paragraph-rsid="0031bf8d"/>
    </style:style>
    <style:style style:name="P14" style:family="paragraph" style:parent-style-name="Standard">
      <style:text-properties officeooo:rsid="0024de93" officeooo:paragraph-rsid="0024de93"/>
    </style:style>
    <style:style style:name="P15" style:family="paragraph" style:parent-style-name="Standard">
      <style:text-properties officeooo:paragraph-rsid="00217ae0"/>
    </style:style>
    <style:style style:name="P16" style:family="paragraph" style:parent-style-name="Standard">
      <style:text-properties officeooo:rsid="002aac35" officeooo:paragraph-rsid="0031bf8d"/>
    </style:style>
    <style:style style:name="P17" style:family="paragraph" style:parent-style-name="Standard">
      <style:text-properties officeooo:rsid="00309b0d" officeooo:paragraph-rsid="0031bf8d"/>
    </style:style>
    <style:style style:name="P18" style:family="paragraph" style:parent-style-name="Standard">
      <style:text-properties officeooo:paragraph-rsid="0031bf8d"/>
    </style:style>
    <style:style style:name="P19" style:family="paragraph" style:parent-style-name="Standard">
      <style:text-properties officeooo:rsid="0020ee6d" officeooo:paragraph-rsid="003657f8"/>
    </style:style>
    <style:style style:name="P20" style:family="paragraph" style:parent-style-name="Standard">
      <style:text-properties officeooo:rsid="0034112f" officeooo:paragraph-rsid="003af904"/>
    </style:style>
    <style:style style:name="P21" style:family="paragraph" style:parent-style-name="Standard">
      <style:text-properties officeooo:rsid="0034112f" officeooo:paragraph-rsid="003dbce6"/>
    </style:style>
    <style:style style:name="P22" style:family="paragraph" style:parent-style-name="Standard">
      <style:text-properties officeooo:rsid="0034112f" officeooo:paragraph-rsid="006a1d10"/>
    </style:style>
    <style:style style:name="P23" style:family="paragraph" style:parent-style-name="Standard">
      <style:text-properties officeooo:rsid="003af904" officeooo:paragraph-rsid="003af904"/>
    </style:style>
    <style:style style:name="P24" style:family="paragraph" style:parent-style-name="Standard">
      <style:text-properties officeooo:rsid="003af904" officeooo:paragraph-rsid="00475945"/>
    </style:style>
    <style:style style:name="P25" style:family="paragraph" style:parent-style-name="Standard">
      <style:text-properties officeooo:rsid="003dbce6" officeooo:paragraph-rsid="003dbce6"/>
    </style:style>
    <style:style style:name="P26" style:family="paragraph" style:parent-style-name="Standard">
      <style:text-properties officeooo:rsid="003ff8b2" officeooo:paragraph-rsid="003ff8b2"/>
    </style:style>
    <style:style style:name="P27" style:family="paragraph" style:parent-style-name="Standard">
      <style:text-properties officeooo:rsid="00623338" officeooo:paragraph-rsid="00623338"/>
    </style:style>
    <style:style style:name="P28" style:family="paragraph" style:parent-style-name="Standard">
      <style:text-properties officeooo:rsid="00623338" officeooo:paragraph-rsid="00933bd4"/>
    </style:style>
    <style:style style:name="P29" style:family="paragraph" style:parent-style-name="Standard">
      <style:text-properties officeooo:rsid="006ed257" officeooo:paragraph-rsid="006ed257"/>
    </style:style>
    <style:style style:name="P30" style:family="paragraph" style:parent-style-name="Standard">
      <style:text-properties officeooo:rsid="00670bb2" officeooo:paragraph-rsid="006a1d10"/>
    </style:style>
    <style:style style:name="P31" style:family="paragraph" style:parent-style-name="Standard">
      <style:paragraph-properties fo:break-before="page"/>
    </style:style>
    <style:style style:name="P32" style:family="paragraph" style:parent-style-name="Cadre_5f_Gauche">
      <style:paragraph-properties fo:break-before="page"/>
      <style:text-properties fo:language="zxx" fo:country="none" style:language-asian="zxx" style:country-asian="none" style:text-scale="100%"/>
    </style:style>
    <style:style style:name="P33" style:family="paragraph" style:parent-style-name="Table_20_index_20_heading">
      <style:paragraph-properties fo:break-before="page"/>
    </style:style>
    <style:style style:name="P34" style:family="paragraph" style:parent-style-name="Illustration_20_Index_20_Heading">
      <style:paragraph-properties fo:break-before="page"/>
    </style:style>
    <style:style style:name="P35" style:family="paragraph" style:parent-style-name="Encadré_5f_Normal">
      <style:paragraph-properties style:snap-to-layout-grid="false"/>
    </style:style>
    <style:style style:name="P36" style:family="paragraph" style:parent-style-name="Encadré_5f_TitreCoté">
      <style:paragraph-properties style:snap-to-layout-grid="false"/>
      <style:text-properties fo:font-size="10pt" style:font-size-asian="10pt" style:text-rotation-angle="90" style:text-rotation-scale="line-height"/>
    </style:style>
    <style:style style:name="P37" style:family="paragraph" style:parent-style-name="Droite">
      <style:text-properties fo:font-weight="bold" style:font-weight-asian="bold" style:font-weight-complex="bold"/>
    </style:style>
    <style:style style:name="P38" style:family="paragraph" style:parent-style-name="Cadre_5f_Gauche">
      <style:text-properties fo:language="zxx" fo:country="none" style:language-asian="zxx" style:country-asian="none" style:text-scale="100%"/>
    </style:style>
    <style:style style:name="P39" style:family="paragraph" style:parent-style-name="Illustration_20_Index_20_1">
      <style:paragraph-properties>
        <style:tab-stops>
          <style:tab-stop style:position="15.998cm" style:type="right" style:leader-style="dotted" style:leader-text="."/>
        </style:tab-stops>
      </style:paragraph-properties>
    </style:style>
    <style:style style:name="P40" style:family="paragraph" style:parent-style-name="Table_20_index_20_1">
      <style:paragraph-properties>
        <style:tab-stops>
          <style:tab-stop style:position="15.998cm" style:type="right" style:leader-style="dotted" style:leader-text="."/>
        </style:tab-stops>
      </style:paragraph-properties>
    </style:style>
    <style:style style:name="P41"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42"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43" style:family="paragraph" style:parent-style-name="Contents_20_7">
      <style:paragraph-properties>
        <style:tab-stops>
          <style:tab-stop style:position="15.998cm" style:type="right" style:leader-style="dotted" style:leader-text="."/>
        </style:tab-stops>
      </style:paragraph-properties>
    </style:style>
    <style:style style:name="P44" style:family="paragraph" style:parent-style-name="Contents_20_6">
      <style:paragraph-properties>
        <style:tab-stops>
          <style:tab-stop style:position="15.998cm" style:type="right" style:leader-style="dotted" style:leader-text="."/>
        </style:tab-stops>
      </style:paragraph-properties>
    </style:style>
    <style:style style:name="P45"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46" style:family="paragraph" style:parent-style-name="Contents_20_5">
      <style:paragraph-properties>
        <style:tab-stops>
          <style:tab-stop style:position="15.998cm" style:type="right" style:leader-style="dotted" style:leader-text="."/>
        </style:tab-stops>
      </style:paragraph-properties>
    </style:style>
    <style:style style:name="P47" style:family="paragraph" style:parent-style-name="Contents_20_1">
      <style:paragraph-properties>
        <style:tab-stops>
          <style:tab-stop style:position="15.998cm" style:type="right" style:leader-style="dotted" style:leader-text="."/>
        </style:tab-stops>
      </style:paragraph-properties>
    </style:style>
    <style:style style:name="P48" style:family="paragraph" style:parent-style-name="PageGarde_5f_TitreDuMémoire">
      <style:text-properties fo:font-size="28pt" officeooo:rsid="0001c6dd" officeooo:paragraph-rsid="0001c6dd" style:font-size-asian="28pt" style:font-size-complex="28pt" style:text-scale="100%"/>
    </style:style>
    <style:style style:name="P49" style:family="paragraph" style:parent-style-name="PageGarde_5f_NomPrénom">
      <style:text-properties officeooo:rsid="0001c6dd" officeooo:paragraph-rsid="0001c6dd"/>
    </style:style>
    <style:style style:name="P50" style:family="paragraph" style:parent-style-name="PageGarde_5f_MentionDeDiplome">
      <style:text-properties officeooo:rsid="0001c6dd" officeooo:paragraph-rsid="0001c6dd"/>
    </style:style>
    <style:style style:name="P51" style:family="paragraph" style:parent-style-name="Bibliography_20_1">
      <style:paragraph-properties>
        <style:tab-stops/>
      </style:paragraph-properties>
    </style:style>
    <style:style style:name="P52" style:family="paragraph" style:parent-style-name="Footnote">
      <style:text-properties officeooo:rsid="0052836f" officeooo:paragraph-rsid="0052836f"/>
    </style:style>
    <style:style style:name="P53" style:family="paragraph" style:parent-style-name="Standard" style:master-page-name="Page_5f_Garde">
      <style:paragraph-properties style:page-number="auto"/>
      <style:text-properties fo:language="zxx" fo:country="none" style:language-asian="zxx" style:country-asian="none"/>
    </style:style>
    <style:style style:name="P54" style:family="paragraph" style:parent-style-name="Standard">
      <style:text-properties officeooo:rsid="0081775c" officeooo:paragraph-rsid="00933bd4"/>
    </style:style>
    <style:style style:name="P55" style:family="paragraph" style:parent-style-name="Standard">
      <style:text-properties officeooo:rsid="0081775c" officeooo:paragraph-rsid="00a8e09c"/>
    </style:style>
    <style:style style:name="P56" style:family="paragraph" style:parent-style-name="Standard">
      <style:text-properties officeooo:paragraph-rsid="00a82951"/>
    </style:style>
    <style:style style:name="P57" style:family="paragraph" style:parent-style-name="Standard">
      <style:text-properties officeooo:rsid="003cae05" officeooo:paragraph-rsid="00a82951"/>
    </style:style>
    <style:style style:name="P58" style:family="paragraph" style:parent-style-name="Standard">
      <style:text-properties officeooo:paragraph-rsid="000a78c4"/>
    </style:style>
    <style:style style:name="P59" style:family="paragraph" style:parent-style-name="Standard">
      <style:text-properties officeooo:rsid="005e5ded" officeooo:paragraph-rsid="00a8e09c"/>
    </style:style>
    <style:style style:name="P60" style:family="paragraph" style:parent-style-name="Standard">
      <style:text-properties officeooo:rsid="0034112f" officeooo:paragraph-rsid="00a8e09c"/>
    </style:style>
    <style:style style:name="P61" style:family="paragraph" style:parent-style-name="Standard">
      <style:text-properties officeooo:rsid="0005da76" officeooo:paragraph-rsid="00a8e09c"/>
    </style:style>
    <style:style style:name="P62" style:family="paragraph" style:parent-style-name="Standard">
      <style:text-properties officeooo:rsid="003af904" officeooo:paragraph-rsid="003dbce6"/>
    </style:style>
    <style:style style:name="P63" style:family="paragraph" style:parent-style-name="Standard">
      <style:text-properties officeooo:rsid="003af904" officeooo:paragraph-rsid="00a8e09c"/>
    </style:style>
    <style:style style:name="P64" style:family="paragraph" style:parent-style-name="Standard">
      <style:text-properties officeooo:rsid="00332a3c" officeooo:paragraph-rsid="00a8e09c"/>
    </style:style>
    <style:style style:name="P65" style:family="paragraph" style:parent-style-name="Standard">
      <style:text-properties officeooo:rsid="00670bb2" officeooo:paragraph-rsid="00a8e09c"/>
    </style:style>
    <style:style style:name="P66" style:family="paragraph" style:parent-style-name="Standard">
      <style:text-properties officeooo:rsid="003dbce6" officeooo:paragraph-rsid="00a8e09c"/>
    </style:style>
    <style:style style:name="P67" style:family="paragraph" style:parent-style-name="Standard">
      <style:text-properties officeooo:rsid="003ff8b2" officeooo:paragraph-rsid="00a8e09c"/>
    </style:style>
    <style:style style:name="P68" style:family="paragraph" style:parent-style-name="Standard">
      <style:text-properties officeooo:rsid="006ed257" officeooo:paragraph-rsid="00a8e09c"/>
    </style:style>
    <style:style style:name="P69" style:family="paragraph" style:parent-style-name="Standard">
      <style:text-properties officeooo:rsid="00623338" officeooo:paragraph-rsid="00905a7e"/>
    </style:style>
    <style:style style:name="P70" style:family="paragraph" style:parent-style-name="Standard">
      <style:text-properties officeooo:rsid="00623338" officeooo:paragraph-rsid="00933bd4"/>
    </style:style>
    <style:style style:name="P71" style:family="paragraph" style:parent-style-name="Standard">
      <style:text-properties officeooo:rsid="00623338" officeooo:paragraph-rsid="00a8e09c"/>
    </style:style>
    <style:style style:name="P72" style:family="paragraph" style:parent-style-name="Standard">
      <style:text-properties officeooo:rsid="007b4e64" officeooo:paragraph-rsid="00a8e09c"/>
    </style:style>
    <style:style style:name="P73" style:family="paragraph" style:parent-style-name="Standard">
      <style:text-properties officeooo:paragraph-rsid="00a8e09c"/>
    </style:style>
    <style:style style:name="P74" style:family="paragraph" style:parent-style-name="Standard">
      <style:text-properties officeooo:rsid="0079ed17" officeooo:paragraph-rsid="00a8e09c"/>
    </style:style>
    <style:style style:name="P75" style:family="paragraph" style:parent-style-name="_5f_ua_5f_Titre_20_4">
      <style:text-properties officeooo:rsid="000485ac" officeooo:paragraph-rsid="000485ac"/>
    </style:style>
    <style:style style:name="P76" style:family="paragraph" style:parent-style-name="_5f_ua_5f_Titre_20_4">
      <style:text-properties officeooo:rsid="00119b0a" officeooo:paragraph-rsid="00131870"/>
    </style:style>
    <style:style style:name="P77" style:family="paragraph" style:parent-style-name="_5f_ua_5f_Titre_20_4">
      <style:text-properties officeooo:rsid="000472d5" officeooo:paragraph-rsid="0019c992"/>
    </style:style>
    <style:style style:name="P78" style:family="paragraph" style:parent-style-name="_5f_ua_5f_Titre_20_4">
      <style:text-properties officeooo:rsid="00217ae0" officeooo:paragraph-rsid="00217ae0"/>
    </style:style>
    <style:style style:name="P79" style:family="paragraph" style:parent-style-name="_5f_ua_5f_Titre_20_4">
      <style:text-properties officeooo:rsid="0005da76" officeooo:paragraph-rsid="0031bf8d"/>
    </style:style>
    <style:style style:name="P80" style:family="paragraph" style:parent-style-name="_5f_ua_5f_Titre_20_4">
      <style:text-properties officeooo:rsid="0005da76" officeooo:paragraph-rsid="00a8e09c"/>
    </style:style>
    <style:style style:name="P81" style:family="paragraph" style:parent-style-name="_5f_ua_5f_Titre_20_4">
      <style:text-properties officeooo:paragraph-rsid="0031bf8d"/>
    </style:style>
    <style:style style:name="P82" style:family="paragraph" style:parent-style-name="_5f_ua_5f_Titre_20_4">
      <style:text-properties officeooo:rsid="0079ed17" officeooo:paragraph-rsid="00a8e09c"/>
    </style:style>
    <style:style style:name="P83" style:family="paragraph" style:parent-style-name="PageGarde_5f_SoutenuLe">
      <style:text-properties officeooo:rsid="00a8e09c" officeooo:paragraph-rsid="00a8e09c"/>
    </style:style>
    <style:style style:name="P84" style:family="paragraph" style:parent-style-name="_5f_ua_5f_Titre_20_1">
      <style:paragraph-properties fo:break-before="page"/>
    </style:style>
    <style:style style:name="P85" style:family="paragraph" style:parent-style-name="_5f_ua_5f_Titre_20_1">
      <style:paragraph-properties fo:break-before="page"/>
      <style:text-properties officeooo:rsid="000357d4" officeooo:paragraph-rsid="000357d4"/>
    </style:style>
    <style:style style:name="P86" style:family="paragraph" style:parent-style-name="_5f_ua_5f_Titre_20_2">
      <style:text-properties officeooo:rsid="0005da76" officeooo:paragraph-rsid="00a82951"/>
    </style:style>
    <style:style style:name="P87"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88" style:family="paragraph" style:parent-style-name="_5f_ua_5f_Titre_20_2">
      <style:paragraph-properties fo:break-before="page"/>
    </style:style>
    <style:style style:name="P89" style:family="paragraph" style:parent-style-name="_5f_ua_5f_Titre_20_2">
      <style:paragraph-properties fo:break-before="page"/>
      <style:text-properties officeooo:rsid="000485ac" officeooo:paragraph-rsid="000485ac"/>
    </style:style>
    <style:style style:name="P90" style:family="paragraph" style:parent-style-name="_5f_ua_5f_Titre_20_2">
      <style:paragraph-properties fo:break-before="page"/>
      <style:text-properties officeooo:rsid="0005da76" officeooo:paragraph-rsid="0005da76"/>
    </style:style>
    <style:style style:name="P91" style:family="paragraph" style:parent-style-name="_5f_ua_5f_Titre_20_3">
      <style:text-properties officeooo:rsid="000472d5" officeooo:paragraph-rsid="000472d5"/>
    </style:style>
    <style:style style:name="P92" style:family="paragraph" style:parent-style-name="_5f_ua_5f_Titre_20_3">
      <style:text-properties officeooo:rsid="000485ac" officeooo:paragraph-rsid="000485ac"/>
    </style:style>
    <style:style style:name="P93" style:family="paragraph" style:parent-style-name="_5f_ua_5f_Titre_20_3">
      <style:text-properties officeooo:rsid="0005da76" officeooo:paragraph-rsid="0005da76"/>
    </style:style>
    <style:style style:name="P94" style:family="paragraph" style:parent-style-name="_5f_ua_5f_Titre_20_3">
      <style:text-properties officeooo:rsid="0005da76" officeooo:paragraph-rsid="0031bf8d"/>
    </style:style>
    <style:style style:name="P95" style:family="paragraph" style:parent-style-name="_5f_ua_5f_Titre_20_5">
      <style:text-properties officeooo:rsid="0005da76" officeooo:paragraph-rsid="0031bf8d"/>
    </style:style>
    <style:style style:name="P96" style:family="paragraph" style:parent-style-name="_5f_ua_5f_Titre_20_5">
      <style:text-properties officeooo:rsid="0005da76" officeooo:paragraph-rsid="0005da76"/>
    </style:style>
    <style:style style:name="P97" style:family="paragraph" style:parent-style-name="_5f_ua_5f_Titre_20_5">
      <style:text-properties officeooo:rsid="0030c3b8" officeooo:paragraph-rsid="0031bf8d"/>
    </style:style>
    <style:style style:name="P98" style:family="paragraph" style:parent-style-name="_5f_ua_5f_Titre_20_5">
      <style:text-properties officeooo:rsid="00309b0d" officeooo:paragraph-rsid="0031bf8d"/>
    </style:style>
    <style:style style:name="P99" style:family="paragraph" style:parent-style-name="Contents_20_3">
      <style:paragraph-properties>
        <style:tab-stops>
          <style:tab-stop style:position="1cm"/>
        </style:tab-stops>
      </style:paragraph-properties>
    </style:style>
    <style:style style:name="P100" style:family="paragraph" style:parent-style-name="Contents_20_1">
      <style:paragraph-properties>
        <style:tab-stops/>
      </style:paragraph-properties>
    </style:style>
    <style:style style:name="P101" style:family="paragraph" style:parent-style-name="Contents_20_2">
      <style:paragraph-properties>
        <style:tab-stops>
          <style:tab-stop style:position="0.499cm"/>
        </style:tab-stops>
      </style:paragraph-properties>
    </style:style>
    <style:style style:name="P102" style:family="paragraph" style:parent-style-name="Contents_20_4">
      <style:paragraph-properties>
        <style:tab-stops>
          <style:tab-stop style:position="1.499cm"/>
        </style:tab-stops>
      </style:paragraph-properties>
    </style:style>
    <style:style style:name="P103" style:family="paragraph" style:parent-style-name="Cadre_5f_Gauche" style:master-page-name="_34_e_5f_Couverture">
      <style:paragraph-properties style:page-number="1"/>
    </style:style>
    <style:style style:name="P104" style:family="paragraph" style:parent-style-name="Table_20_Contents">
      <style:paragraph-properties fo:text-align="center" style:justify-single-word="false"/>
      <style:text-properties officeooo:rsid="003724b9" officeooo:paragraph-rsid="00a82951"/>
    </style:style>
    <style:style style:name="P105" style:family="paragraph" style:parent-style-name="Table_20_Contents">
      <style:paragraph-properties fo:text-align="center" style:justify-single-word="false"/>
      <style:text-properties officeooo:rsid="003b1277" officeooo:paragraph-rsid="00a82951"/>
    </style:style>
    <style:style style:name="P106" style:family="paragraph" style:parent-style-name="Table_20_Contents">
      <style:text-properties officeooo:rsid="003b1277" officeooo:paragraph-rsid="00a82951"/>
    </style:style>
    <style:style style:name="P107" style:family="paragraph" style:parent-style-name="Table_20_Contents" style:list-style-name="L40">
      <style:text-properties officeooo:rsid="00394fcb" officeooo:paragraph-rsid="00a82951"/>
    </style:style>
    <style:style style:name="P108" style:family="paragraph" style:parent-style-name="Table_20_Contents" style:list-style-name="L48">
      <style:paragraph-properties fo:line-height="0.58cm">
        <style:tab-stops/>
      </style:paragraph-properties>
      <style:text-properties officeooo:rsid="00394fcb" officeooo:paragraph-rsid="00a82951"/>
    </style:style>
    <style:style style:name="P109" style:family="paragraph" style:parent-style-name="Table_20_Contents">
      <style:text-properties officeooo:rsid="00394fcb" officeooo:paragraph-rsid="00a82951"/>
    </style:style>
    <style:style style:name="P110"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111"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112"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113"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114"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115"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116"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117"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118" style:family="paragraph" style:parent-style-name="Table_20_Contents" style:list-style-name="L48">
      <style:paragraph-properties fo:line-height="0.58cm">
        <style:tab-stops/>
      </style:paragraph-properties>
      <style:text-properties style:font-name="Ubuntu" officeooo:rsid="003b1277" officeooo:paragraph-rsid="00a82951" style:font-name-asian="Calibri" style:font-name-complex="Calibri"/>
    </style:style>
    <style:style style:name="P119" style:family="paragraph" style:parent-style-name="Table_20_Contents">
      <style:text-properties officeooo:rsid="003cae05" officeooo:paragraph-rsid="00a82951"/>
    </style:style>
    <style:style style:name="P120" style:family="paragraph" style:parent-style-name="Table_20_Contents" style:list-style-name="L45">
      <style:text-properties officeooo:paragraph-rsid="00a82951"/>
    </style:style>
    <style:style style:name="P121" style:family="paragraph" style:parent-style-name="Table_20_Contents" style:list-style-name="L46">
      <style:text-properties officeooo:paragraph-rsid="00a82951"/>
    </style:style>
    <style:style style:name="P122" style:family="paragraph" style:parent-style-name="Table_20_Contents" style:list-style-name="L47">
      <style:text-properties officeooo:paragraph-rsid="00a82951"/>
    </style:style>
    <style:style style:name="P123" style:family="paragraph" style:parent-style-name="Table_20_Contents">
      <style:text-properties officeooo:paragraph-rsid="00a82951"/>
    </style:style>
    <style:style style:name="P124" style:family="paragraph" style:parent-style-name="Contents_20_Heading" style:master-page-name="Standard">
      <style:paragraph-properties style:page-number="3"/>
    </style:style>
    <style:style style:name="P125" style:family="paragraph" style:parent-style-name="Table">
      <style:text-properties officeooo:paragraph-rsid="00a82951"/>
    </style:style>
    <style:style style:name="P126" style:family="paragraph" style:parent-style-name="Footnote">
      <style:text-properties officeooo:rsid="0052836f" officeooo:paragraph-rsid="0052836f"/>
    </style:style>
    <style:style style:name="P127" style:family="paragraph">
      <style:paragraph-properties fo:line-height="100%" fo:text-align="start" style:writing-mode="lr-tb"/>
    </style:style>
    <style:style style:name="P128" style:family="paragraph">
      <style:paragraph-properties fo:margin-left="0.4cm" fo:margin-right="0cm" fo:margin-top="0cm" fo:margin-bottom="0.423cm" fo:line-height="100%" fo:text-align="justify" fo:text-indent="-0.369cm" style:writing-mode="lr-tb">
        <style:tab-stops/>
      </style:paragraph-properties>
    </style:style>
    <style:style style:name="P129" style:family="paragraph">
      <style:paragraph-properties fo:margin-left="-0.451cm" fo:margin-right="0.199cm" fo:line-height="100%" fo:text-align="justify" fo:text-indent="0cm" style:writing-mode="lr-tb"/>
    </style:style>
    <style:style style:name="P130" style:family="paragraph">
      <style:paragraph-properties fo:margin-left="-0.451cm" fo:margin-right="0.199cm" fo:line-height="100%" fo:text-align="justify" fo:text-indent="0cm" style:writing-mode="lr-tb"/>
      <style:text-properties fo:font-size="12pt" style:font-size-asian="12pt" style:font-size-complex="12pt"/>
    </style:style>
    <style:style style:name="P131" style:family="paragraph">
      <style:paragraph-properties fo:line-height="100%" fo:text-align="justify" style:writing-mode="lr-tb"/>
    </style:style>
    <style:style style:name="P132" style:family="paragraph">
      <style:paragraph-properties fo:margin-left="-0.451cm" fo:margin-right="0cm" fo:line-height="100%" fo:text-align="justify" fo:text-indent="0cm" style:writing-mode="lr-tb"/>
    </style:style>
    <style:style style:name="P133" style:family="paragraph">
      <style:paragraph-properties fo:margin-left="0.199cm" fo:margin-right="0.199cm" fo:line-height="100%" fo:text-align="end" fo:text-indent="0cm" style:writing-mode="lr-tb"/>
    </style:style>
    <style:style style:name="P13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5" style:family="paragraph">
      <style:paragraph-properties fo:text-align="center" style:writing-mode="lr-tb"/>
    </style:style>
    <style:style style:name="P136" style:family="paragraph">
      <style:paragraph-properties style:writing-mode="lr-tb"/>
    </style:style>
    <style:style style:name="P137" style:family="paragraph">
      <style:paragraph-properties fo:line-height="100%" fo:text-align="end" style:writing-mode="lr-tb"/>
    </style:style>
    <style:style style:name="P138" style:family="paragraph">
      <style:paragraph-properties fo:margin-left="-0.451cm" fo:margin-right="0.199cm" fo:line-height="100%" fo:text-align="end" fo:text-indent="0cm" style:writing-mode="lr-tb"/>
    </style:style>
    <style:style style:name="P139"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5a0fd"/>
    </style:style>
    <style:style style:name="T16" style:family="text">
      <style:text-properties officeooo:rsid="0025e893"/>
    </style:style>
    <style:style style:name="T17" style:family="text">
      <style:text-properties officeooo:rsid="00294caf"/>
    </style:style>
    <style:style style:name="T18" style:family="text">
      <style:text-properties officeooo:rsid="002aac35"/>
    </style:style>
    <style:style style:name="T19" style:family="text">
      <style:text-properties officeooo:rsid="002bb381"/>
    </style:style>
    <style:style style:name="T20" style:family="text">
      <style:text-properties officeooo:rsid="0030c3b8"/>
    </style:style>
    <style:style style:name="T21" style:family="text">
      <style:text-properties officeooo:rsid="002c8af8"/>
    </style:style>
    <style:style style:name="T22" style:family="text">
      <style:text-properties officeooo:rsid="002d7ff1"/>
    </style:style>
    <style:style style:name="T23" style:family="text">
      <style:text-properties officeooo:rsid="00309b0d"/>
    </style:style>
    <style:style style:name="T24" style:family="text">
      <style:text-properties officeooo:rsid="0032c490"/>
    </style:style>
    <style:style style:name="T25" style:family="text">
      <style:text-properties officeooo:rsid="0034112f"/>
    </style:style>
    <style:style style:name="T26" style:family="text">
      <style:text-properties officeooo:rsid="00354aaf"/>
    </style:style>
    <style:style style:name="T27" style:family="text">
      <style:text-properties officeooo:rsid="003c19c7"/>
    </style:style>
    <style:style style:name="T28" style:family="text">
      <style:text-properties officeooo:rsid="003c20e0"/>
    </style:style>
    <style:style style:name="T29" style:family="text">
      <style:text-properties officeooo:rsid="003dbce6"/>
    </style:style>
    <style:style style:name="T30" style:family="text">
      <style:text-properties officeooo:rsid="003ef36c"/>
    </style:style>
    <style:style style:name="T31" style:family="text">
      <style:text-properties officeooo:rsid="004854a0"/>
    </style:style>
    <style:style style:name="T32" style:family="text">
      <style:text-properties officeooo:rsid="004b84c6"/>
    </style:style>
    <style:style style:name="T33" style:family="text">
      <style:text-properties officeooo:rsid="00537f4b"/>
    </style:style>
    <style:style style:name="T34" style:family="text">
      <style:text-properties officeooo:rsid="00550a47"/>
    </style:style>
    <style:style style:name="T35" style:family="text">
      <style:text-properties officeooo:rsid="0058132b"/>
    </style:style>
    <style:style style:name="T36" style:family="text">
      <style:text-properties officeooo:rsid="005d3298"/>
    </style:style>
    <style:style style:name="T37" style:family="text">
      <style:text-properties officeooo:rsid="005fcece"/>
    </style:style>
    <style:style style:name="T38" style:family="text">
      <style:text-properties officeooo:rsid="0062826d"/>
    </style:style>
    <style:style style:name="T39" style:family="text">
      <style:text-properties officeooo:rsid="00670bb2"/>
    </style:style>
    <style:style style:name="T40" style:family="text">
      <style:text-properties officeooo:rsid="006c8ed5"/>
    </style:style>
    <style:style style:name="T41" style:family="text">
      <style:text-properties officeooo:rsid="006fd8e1"/>
    </style:style>
    <style:style style:name="T42" style:family="text">
      <style:text-properties officeooo:rsid="0080c1d2"/>
    </style:style>
    <style:style style:name="T43" style:family="text">
      <style:text-properties officeooo:rsid="0081775c"/>
    </style:style>
    <style:style style:name="T44" style:family="text">
      <style:text-properties officeooo:rsid="00864ef5"/>
    </style:style>
    <style:style style:name="T45" style:family="text">
      <style:text-properties officeooo:rsid="00905a7e"/>
    </style:style>
    <style:style style:name="T46" style:family="text">
      <style:text-properties officeooo:rsid="00933bd4"/>
    </style:style>
    <style:style style:name="T47" style:family="text">
      <style:text-properties officeooo:rsid="00989813"/>
    </style:style>
    <style:style style:name="T48" style:family="text">
      <style:text-properties officeooo:rsid="00a01bc8"/>
    </style:style>
    <style:style style:name="T49" style:family="text">
      <style:text-properties officeooo:rsid="00a68cf2"/>
    </style:style>
    <style:style style:name="T50" style:family="text">
      <style:text-properties style:font-name="Ubuntu" style:font-name-asian="Calibri" style:font-name-complex="Calibri"/>
    </style:style>
    <style:style style:name="T51" style:family="text">
      <style:text-properties style:font-name="Ubuntu" officeooo:rsid="003db6f7" style:font-name-asian="Calibri" style:font-name-complex="Calibri"/>
    </style:style>
    <style:style style:name="T52" style:family="text">
      <style:text-properties style:font-name="Ubuntu" officeooo:rsid="003b1277" style:font-name-asian="Calibri" style:font-name-complex="Calibri"/>
    </style:style>
    <style:style style:name="T53" style:family="text">
      <style:text-properties style:font-name="Verdana"/>
    </style:style>
    <style:style style:name="T54" style:family="text">
      <style:text-properties officeooo:rsid="003db6f7"/>
    </style:style>
    <style:style style:name="T55" style:family="text">
      <style:text-properties officeooo:rsid="003cae05"/>
    </style:style>
    <style:style style:name="T56" style:family="text">
      <style:text-properties officeooo:rsid="00a8e09c"/>
    </style:style>
    <style:style style:name="T57" style:family="text">
      <style:text-properties officeooo:rsid="00a895f1"/>
    </style:style>
    <style:style style:name="T58" style:family="text">
      <style:text-properties officeooo:rsid="0079ed17"/>
    </style:style>
    <style:style style:name="T59"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0"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61"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62"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63"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2">
        <draw:image xlink:href="Pictures/10000000000000BE0000002E798866A9.png" xlink:type="simple" xlink:show="embed" xlink:actuate="onLoad"/>
      </draw:frame>
      <text:p text:style-name="P53"><draw:frame draw:style-name="fr1" draw:name="Cadre1" text:anchor-type="char" svg:x="0.22cm" svg:y="1.229cm" svg:width="15.355cm" svg:height="2.549cm" draw:z-index="10"><draw:text-box><text:p text:style-name="PageGarde_5f_Année">201<text:span text:style-name="T6">5</text:span>-201<text:span text:style-name="T6">6</text:span></text:p><text:p text:style-name="P50">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48">Pathfinding multi-agents à l'aide de méthodes stochastiques</text:p></draw:text-box></draw:frame><draw:frame draw:style-name="fr3" draw:name="Cadre5" text:anchor-type="char" svg:x="7.793cm" svg:y="11.739cm" svg:width="7.879cm" svg:height="2.521cm" draw:z-index="7"><draw:text-box><text:p text:style-name="P49">Nicolas Roux</text:p><text:p text:style-name="P49">Théo Voillemin</text:p><text:p text:style-name="P49">Corentin Talarmain</text:p></draw:text-box></draw:frame><draw:g text:anchor-type="char" draw:z-index="5" draw:style-name="gr4"><draw:connector draw:style-name="gr5" draw:text-style-name="P135" draw:type="line" svg:x1="-0.297cm" svg:y1="1.481cm" svg:x2="-0.294cm" svg:y2="14.128cm" svg:d="M-298 1480l3 12648" svg:viewBox="0 0 5 12651"><text:p/></draw:connector><draw:connector draw:style-name="gr5" draw:text-style-name="P135" draw:type="line" svg:x1="15.787cm" svg:y1="14.979cm" svg:x2="0.559cm" svg:y2="14.984cm" svg:d="M15787 14979l-15228 5" svg:viewBox="0 0 15229 7"><text:p/></draw:connector><draw:custom-shape draw:style-name="gr6" draw:text-style-name="P136"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5" draw:type="line" svg:x1="15.947cm" svg:y1="14.981cm" svg:x2="16.976cm" svg:y2="14.985cm" svg:d="M15947 14981l1029 4" svg:viewBox="0 0 1030 5"><text:p/></draw:connector><draw:connector draw:style-name="gr5" draw:text-style-name="P135" draw:type="line" svg:x1="15.785cm" svg:y1="14.547cm" svg:x2="15.947cm" svg:y2="14.551cm" svg:d="M15785 14547l162 4" svg:viewBox="0 0 164 5"><text:p/></draw:connector><draw:connector draw:style-name="gr7" draw:text-style-name="P135" draw:type="line" svg:x1="15.311cm" svg:y1="14.983cm" svg:x2="15.473cm" svg:y2="14.988cm" svg:d="M15311 14983l162 5" svg:viewBox="0 0 164 7"><text:p/></draw:connector><draw:connector draw:style-name="gr8" draw:text-style-name="P135" draw:type="line" svg:x1="15.464cm" svg:y1="14.977cm" svg:x2="15.626cm" svg:y2="14.98cm" svg:d="M15464 14977l162 3" svg:viewBox="0 0 164 5"><text:p/></draw:connector></draw:g><draw:frame draw:style-name="fr9" draw:name="images1" text:anchor-type="char" svg:x="13.921cm" svg:y="25.359cm" svg:width="3.06cm" svg:height="2.992cm" draw:z-index="52"><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83">6 Juin 2016</text:p></draw:text-box></draw:frame><draw:connector text:anchor-type="char" draw:z-index="9" draw:style-name="gr9" draw:text-style-name="P135" draw:type="line" svg:x1="15.785cm" svg:y1="18.588cm" svg:x2="15.947cm" svg:y2="18.592cm" svg:d="M15785 18588l162 4" svg:viewBox="0 0 164 5"><text:p/></draw:connector><draw:connector text:anchor-type="char" draw:z-index="8" draw:style-name="gr9" draw:text-style-name="P135" draw:type="line" svg:x1="15.785cm" svg:y1="16.311cm" svg:x2="15.947cm" svg:y2="16.315cm" svg:d="M15785 16311l162 4" svg:viewBox="0 0 164 5"><text:p/></draw:connector></text:p>
      <text:p text:style-name="P31"/>
      <text:p text:style-name="Standard"/>
      <text:p text:style-name="Standard"/>
      <text:p text:style-name="P2"><draw:g text:anchor-type="char" draw:z-index="53" draw:style-name="gr10"><draw:rect draw:style-name="gr11" draw:text-style-name="P135" svg:width="0.188cm" svg:height="0.468cm" svg:x="12.861cm" svg:y="21.172cm"><text:p/></draw:rect><draw:custom-shape draw:style-name="gr12" draw:text-style-name="P136" svg:width="0.158cm" svg:height="0.424cm" svg:x="12.861cm" svg:y="21.172cm"><text:p/><draw:enhanced-geometry svg:viewBox="0 0 21600 21600" draw:type="rectangle" draw:enhanced-path="M 0 0 L 21600 0 21600 21600 0 21600 0 0 Z N"/></draw:custom-shape></draw:g><draw:g text:anchor-type="char" draw:z-index="54" draw:style-name="gr10"><draw:frame draw:style-name="gr13" draw:text-style-name="P137" svg:width="13.156cm" svg:height="1.962cm" svg:x="-0.416cm" svg:y="22.144cm"><draw:text-box><text:p text:style-name="P137"><text:span text:style-name="T60">Ces conditions d’utilisation (attribution, pas d’utilisation</text:span></text:p><text:p text:style-name="P137"><text:span text:style-name="T60">commerciale, pas de modification) sont symbolisées par</text:span></text:p><text:p text:style-name="P137"><text:span text:style-name="T60">les icônes positionnées en pied de page.</text:span></text:p></draw:text-box></draw:frame><draw:frame draw:style-name="gr14" draw:text-style-name="P135"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7" svg:width="16.8cm" svg:height="7.217cm"><text:p text:style-name="P127"><text:span text:style-name="T59">L’auteur du présent document vous</text:span></text:p><text:p text:style-name="P127"><text:span text:style-name="T59">autorise à le partager, reproduire,</text:span></text:p><text:p text:style-name="P127"><text:span text:style-name="T59">distribuer et communiquer selon</text:span><text:span text:style-name="T59"><text:line-break/></text:span><text:span text:style-name="T59">les conditions suivantes :</text:span></text:p><text:p text:style-name="P127"><text:span text:style-name="T59"/></text:p><text:p text:style-name="P128"><text:span text:style-name="T60">-</text:span><text:span text:style-name="T60"><text:tab/></text:span><text:span text:style-name="T60">Vous devez le citer en l’attribuant de la manière indiquée par l’auteur (mais pas d’une manière qui suggérerait qu’il approuve votre utilisation de l’œuvre).</text:span></text:p><text:p text:style-name="P128"><text:span text:style-name="T60">- </text:span><text:span text:style-name="T60"><text:tab/></text:span><text:span text:style-name="T60">Vous n’avez pas le droit d’utiliser ce document à des fins commerciales.</text:span></text:p><text:p text:style-name="P128"><text:span text:style-name="T60">- </text:span><text:span text:style-name="T60"><text:tab/></text:span><text:span text:style-name="T60">Vous n’avez pas le droit de le modifier, de le transformer ou de l’adapter.</text:span></text:p><text:p text:style-name="P127"><text:span text:style-name="T59">Consulter la licence creative commons complète en français :</text:span></text:p><text:p text:style-name="P127"><text:span text:style-name="T59"><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1"/>
      <text:p text:style-name="P38"><draw:frame text:anchor-type="paragraph" draw:z-index="59" draw:style-name="gr15" svg:width="8.898cm" svg:height="0.989cm" draw:transform="rotate (1.5707963267949) translate (-0.446263888888889cm 9.37683333333333cm)"><draw:text-box><text:p text:style-name="P138"><text:span text:style-name="T63">REMERCIEMENTS</text:span></text:p></draw:text-box></draw:frame><draw:custom-shape text:anchor-type="as-char" svg:y="-20.996cm" draw:z-index="1" draw:style-name="gr2" draw:text-style-name="P130" svg:width="17.837cm" svg:height="20.383cm"><text:p text:style-name="P129"><text:span text:style-name="T61"><text:tab/></text:span><text:span text:style-name="T61">Avant toute chose, nous souhaitons remercier notre responsable de stage Monsieur Igor Stéphan pour son écoute et sa disponibilité tout au long de notre stage et d'avoir accepté notre demande d'étude sur la recherche de chemin en informatique.</text:span></text:p><text:p text:style-name="P129"><text:span text:style-name="T61"><text:tab/></text:span><text:span text:style-name="T61">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24">Sommaire</text:p>
          </text:index-title>
          <text:p text:style-name="P100">Introduction</text:p>
          <text:p text:style-name="P101">1<text:tab/> Présentation du sujet de stage</text:p>
          <text:p text:style-name="P99">1.1.<text:tab/>La recherche de chemin</text:p>
          <text:p text:style-name="P99">1.2.<text:tab/>Les méthodes stochastiques</text:p>
          <text:p text:style-name="P101">2<text:tab/>Analyse du problème</text:p>
          <text:p text:style-name="P99">2.1.<text:tab/>Etat de l'art</text:p>
          <text:p text:style-name="P99">2.2.<text:tab/>Contraintes</text:p>
          <text:p text:style-name="P102">2.2.1.<text:tab/>Temps réel</text:p>
          <text:p text:style-name="P102">2.2.2.<text:tab/>API</text:p>
          <text:p text:style-name="P102">2.2.3.<text:tab/>Solution générale</text:p>
          <text:p text:style-name="P99">2.3.<text:tab/>Choix possibles</text:p>
          <text:p text:style-name="P102">2.3.1.<text:tab/>Algorithme de Monte Carlo</text:p>
          <text:p text:style-name="P102">2.3.2.<text:tab/>Algorithme génétique</text:p>
          <text:p text:style-name="P101">3<text:tab/>Planning du travail effectué</text:p>
          <text:p text:style-name="P101">4<text:tab/>Présentation des solutions adoptées</text:p>
          <text:p text:style-name="P99">4.1.<text:tab/>Choix effectués</text:p>
          <text:p text:style-name="P102">4.1.1.<text:tab/>Algorithme génétiques</text:p>
          <text:p text:style-name="P102">4.1.2.<text:tab/>Controller (communication)</text:p>
          <text:p text:style-name="P99">4.2.<text:tab/>Difficultés rencontrés</text:p>
          <text:p text:style-name="P102">4.2.1.<text:tab/>Conception d'un algorithme génétique</text:p>
          <text:p text:style-name="P102">4.2.2.<text:tab/>Gestion du temps réel</text:p>
          <text:p text:style-name="P102">4.2.3.<text:tab/>Création d'une API</text:p>
          <text:p text:style-name="P99">4.3.<text:tab/>Outils utilisés</text:p>
          <text:p text:style-name="P102">4.3.1.<text:tab/>Lbrairies</text:p>
          <text:p text:style-name="P102">4.3.2.<text:tab/>Environnement de développement</text:p>
          <text:p text:style-name="P102">4.3.3.<text:tab/>Débugage</text:p>
          <text:p text:style-name="P101">5<text:tab/>Tests effectués</text:p>
          <text:p text:style-name="P100">Conclusion</text:p>
          <text:p text:style-name="P100">Bibliographie</text:p>
        </text:index-body>
      </text:table-of-content>
      <text:p text:style-name="Standard"/>
      <text:h text:style-name="P85" text:outline-level="1"><text:bookmark-start text:name="__RefHeading__1_886550348"/>Introduction<text:bookmark-end text:name="__RefHeading__1_886550348"/></text:h>
      <text:p text:style-name="P5"><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4">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5"/>
      <text:p text:style-name="P9"><text:tab/>Le but de ce stage est de fournir une interface de programmation applicative (API) utilisable par des développeurs de jeux de stratégies en temps réel (RTS) pour appliquer un algorithme de recherche de chemins pour leur jeu. <text:s/></text:p>
      <text:h text:style-name="P88" text:outline-level="2"><text:bookmark-start text:name="__RefHeading__3_886550348"/><text:s/><text:tab/><text:span text:style-name="T7">Présentation du sujet de stage</text:span><text:bookmark-end text:name="__RefHeading__3_886550348"/></text:h>
      <text:p text:style-name="P6"><text:span text:style-name="T8"><text:tab/>N</text:span>otre sujet de stage, la réalisation d'un pathfinding à l'aide de méthodes stochastiques, <text:span text:style-name="T17">se décompose en deux sous-parties : qu'est-ce que la recherche de chemin, et qu'est-ce qu'une méthode stochastique.</text:span></text:p>
      <text:h text:style-name="P91"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91"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89"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92"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1">A FAIRE</text:p>
      <text:h text:style-name="P92" text:outline-level="3">Contraintes</text:h>
      <text:p text:style-name="P4"><text:tab/><text:span text:style-name="T11">Le sujet de notre stage nous a imposé certaines contraintes qu'il nous a fallu respecter, de la modélisation, au développement de notre projet.</text:span></text:p>
      <text:h text:style-name="P75" text:outline-level="4">Temps réel</text:h>
      <text:p text:style-name="P7"><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0"><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75" text:outline-level="4">API</text:h>
      <text:p text:style-name="P8"><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76" text:outline-level="4"><text:soft-page-break/>Solution générale</text:h>
      <text:p text:style-name="P7"><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92"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77"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77" text:outline-level="4">Algorithme génétique</text:h>
      <text:p text:style-name="P19"><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9"><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9"><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87" text:outline-level="2"/>
      <text:h text:style-name="P90" text:outline-level="2">Planning du travail effectué</text:h>
      <text:p text:style-name="P56"/>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123"/>
          </table:table-cell>
          <table:table-cell table:style-name="Tableau4.A1" office:value-type="string">
            <text:p text:style-name="P104">Théo</text:p>
          </table:table-cell>
          <table:table-cell table:style-name="Tableau4.A1" office:value-type="string">
            <text:p text:style-name="P104">Nicolas</text:p>
          </table:table-cell>
          <table:table-cell table:style-name="Tableau4.A1" office:value-type="string">
            <text:p text:style-name="P104">Corentin</text:p>
          </table:table-cell>
          <table:table-cell table:style-name="Tableau4.E1" office:value-type="string">
            <text:p text:style-name="P105">N<text:span text:style-name="T50">°</text:span><text:span text:style-name="T53"> Semaine</text:span></text:p>
          </table:table-cell>
        </table:table-row>
        <table:table-row>
          <table:table-cell table:style-name="Tableau4.A2" office:value-type="string">
            <text:p text:style-name="P109">Conception</text:p>
          </table:table-cell>
          <table:table-cell table:style-name="Tableau4.A2" office:value-type="string">
            <text:p text:style-name="P110">X</text:p>
          </table:table-cell>
          <table:table-cell table:style-name="Tableau4.A2" office:value-type="string">
            <text:p text:style-name="P110">X</text:p>
          </table:table-cell>
          <table:table-cell table:style-name="Tableau4.A2" office:value-type="string">
            <text:p text:style-name="P110">X</text:p>
          </table:table-cell>
          <table:table-cell table:style-name="Tableau4.E2" office:value-type="string">
            <text:p text:style-name="P111">1</text:p>
          </table:table-cell>
        </table:table-row>
        <table:table-row>
          <table:table-cell table:style-name="Tableau4.A2" office:value-type="string">
            <text:p text:style-name="P109">Développement carte</text:p>
            <text:list xml:id="list9130098685361790618" text:style-name="L40">
              <text:list-item>
                <text:p text:style-name="P107">Création des classes</text:p>
              </text:list-item>
            </text:list>
          </table:table-cell>
          <table:table-cell table:style-name="Tableau4.A2" office:value-type="string">
            <text:p text:style-name="P110"/>
            <text:p text:style-name="P113">X</text:p>
          </table:table-cell>
          <table:table-cell table:style-name="Tableau4.A2" office:value-type="string">
            <text:p text:style-name="P110"/>
            <text:p text:style-name="P110">X</text:p>
          </table:table-cell>
          <table:table-cell table:style-name="Tableau4.A2" office:value-type="string">
            <text:p text:style-name="P110"/>
            <text:p text:style-name="P110">X</text:p>
          </table:table-cell>
          <table:table-cell table:style-name="Tableau4.E2" office:value-type="string">
            <text:p text:style-name="P111">1,2</text:p>
          </table:table-cell>
        </table:table-row>
        <table:table-row>
          <table:table-cell table:style-name="Tableau4.A2" office:value-type="string">
            <text:p text:style-name="P123">Développement Communication</text:p>
            <text:list xml:id="list4365890542150038880" text:style-name="L45">
              <text:list-item>
                <text:p text:style-name="P120">Règles (xml)</text:p>
              </text:list-item>
              <text:list-item>
                <text:p text:style-name="P120">Cartes (txt)</text:p>
              </text:list-item>
              <text:list-item>
                <text:p text:style-name="P120">Classe (Controller)</text:p>
              </text:list-item>
            </text:list>
          </table:table-cell>
          <table:table-cell table:style-name="Tableau4.A2" office:value-type="string">
            <text:p text:style-name="P110"/>
            <text:p text:style-name="P110"/>
            <text:p text:style-name="P113">X</text:p>
          </table:table-cell>
          <table:table-cell table:style-name="Tableau4.A2" office:value-type="string">
            <text:p text:style-name="P115"/>
            <text:p text:style-name="P115"/>
            <text:p text:style-name="P115"/>
            <text:p text:style-name="P113">X</text:p>
          </table:table-cell>
          <table:table-cell table:style-name="Tableau4.A2" office:value-type="string">
            <text:p text:style-name="P110"/>
            <text:p text:style-name="P110">X</text:p>
          </table:table-cell>
          <table:table-cell table:style-name="Tableau4.E2" office:value-type="string">
            <text:p text:style-name="P111">1,2</text:p>
          </table:table-cell>
        </table:table-row>
        <table:table-row>
          <table:table-cell table:style-name="Tableau4.A2" office:value-type="string">
            <text:p text:style-name="P123">Développement Dijkstra</text:p>
            <text:list xml:id="list8080860179492914923" text:style-name="L46">
              <text:list-item>
                <text:p text:style-name="P121">Récursif</text:p>
              </text:list-item>
              <text:list-item>
                <text:p text:style-name="P121">Non Récursif</text:p>
              </text:list-item>
              <text:list-item>
                <text:p text:style-name="P121">Débugage <text:span text:style-name="T54">&amp; amélioration</text:span></text:p>
              </text:list-item>
            </text:list>
          </table:table-cell>
          <table:table-cell table:style-name="Tableau4.A2" office:value-type="string">
            <text:p text:style-name="P110"/>
            <text:p text:style-name="P113"/>
            <text:p text:style-name="P113">X</text:p>
            <text:p text:style-name="P113">X</text:p>
          </table:table-cell>
          <table:table-cell table:style-name="Tableau4.A2" office:value-type="string">
            <text:p text:style-name="P115"/>
            <text:p text:style-name="P113">X</text:p>
            <text:p text:style-name="P113"/>
            <text:p text:style-name="P113">X</text:p>
          </table:table-cell>
          <table:table-cell table:style-name="Tableau4.A2" office:value-type="string">
            <text:p text:style-name="P115"/>
            <text:p text:style-name="P115"/>
            <text:p text:style-name="P113">X</text:p>
            <text:p text:style-name="P113">X</text:p>
          </table:table-cell>
          <table:table-cell table:style-name="Tableau4.E2" office:value-type="string">
            <text:p text:style-name="P111">2,3</text:p>
          </table:table-cell>
        </table:table-row>
        <table:table-row>
          <table:table-cell table:style-name="Tableau4.A2" office:value-type="string">
            <text:p text:style-name="P123">Mono-Agent génétique</text:p>
            <text:list xml:id="list4814689107505518099" text:style-name="L47">
              <text:list-item>
                <text:p text:style-name="P122"><text:span text:style-name="T50">É</text:span><text:span text:style-name="T53">valuation</text:span></text:p>
              </text:list-item>
              <text:list-item>
                <text:p text:style-name="P122">Crossover</text:p>
              </text:list-item>
              <text:list-item>
                <text:p text:style-name="P122">Élimination</text:p>
              </text:list-item>
              <text:list-item>
                <text:p text:style-name="P122">Mutations</text:p>
              </text:list-item>
              <text:list-item>
                <text:p text:style-name="P122">Initialisation</text:p>
              </text:list-item>
              <text:list-item>
                <text:p text:style-name="P122">Dijkstra → A*</text:p>
              </text:list-item>
              <text:list-item>
                <text:p text:style-name="P122"><text:span text:style-name="T50">Débugage </text:span><text:span text:style-name="T51">&amp;</text:span><text:span text:style-name="T52"> amélioration</text:span></text:p>
              </text:list-item>
            </text:list>
          </table:table-cell>
          <table:table-cell table:style-name="Tableau4.A2" office:value-type="string">
            <text:p text:style-name="P116"/>
            <text:p text:style-name="P114">X</text:p>
            <text:p text:style-name="P114"/>
            <text:p text:style-name="P114"/>
            <text:p text:style-name="P114">X</text:p>
            <text:p text:style-name="P114"/>
            <text:p text:style-name="P114">X</text:p>
            <text:p text:style-name="P112">X</text:p>
          </table:table-cell>
          <table:table-cell table:style-name="Tableau4.A2" office:value-type="string">
            <text:p text:style-name="P110"/>
            <text:p text:style-name="P110">X</text:p>
            <text:p text:style-name="P113">X</text:p>
            <text:p text:style-name="P113"/>
            <text:p text:style-name="P113"/>
            <text:p text:style-name="P113">X</text:p>
            <text:p text:style-name="P113"/>
            <text:p text:style-name="P113">X</text:p>
          </table:table-cell>
          <table:table-cell table:style-name="Tableau4.A2" office:value-type="string">
            <text:p text:style-name="P115"/>
            <text:p text:style-name="P113">X</text:p>
            <text:p text:style-name="P113"/>
            <text:p text:style-name="P113">X</text:p>
            <text:p text:style-name="P113"/>
            <text:p text:style-name="P113"/>
            <text:p text:style-name="P113"/>
            <text:p text:style-name="P111">X</text:p>
          </table:table-cell>
          <table:table-cell table:style-name="Tableau4.E2" office:value-type="string">
            <text:p text:style-name="P111">3,4</text:p>
          </table:table-cell>
        </table:table-row>
        <table:table-row>
          <table:table-cell table:style-name="Tableau4.A2" office:value-type="string">
            <text:p text:style-name="P106">Multi-Agent génétique</text:p>
            <text:list xml:id="list6948286393885089488" text:style-name="L48">
              <text:list-item>
                <text:p text:style-name="P108"><text:span text:style-name="T50">É</text:span><text:span text:style-name="T53">valuation</text:span></text:p>
              </text:list-item>
              <text:list-item>
                <text:p text:style-name="P108"><text:span text:style-name="T50">É</text:span><text:span text:style-name="T52">valution Sous Minion</text:span></text:p>
              </text:list-item>
              <text:list-item>
                <text:p text:style-name="P118">Zones</text:p>
              </text:list-item>
              <text:list-item>
                <text:p text:style-name="P118">Crossover</text:p>
              </text:list-item>
              <text:list-item>
                <text:p text:style-name="P118">Superman</text:p>
              </text:list-item>
              <text:list-item>
                <text:p text:style-name="P118">Mutations</text:p>
              </text:list-item>
              <text:list-item>
                <text:p text:style-name="P108"><text:span text:style-name="T50">Débugage </text:span><text:span text:style-name="T52">&amp; amélioration</text:span></text:p>
              </text:list-item>
            </text:list>
          </table:table-cell>
          <table:table-cell table:style-name="Tableau4.A2" office:value-type="string">
            <text:p text:style-name="P110"/>
            <text:p text:style-name="P111">X</text:p>
            <text:p text:style-name="P111">X</text:p>
            <text:p text:style-name="P111">X</text:p>
            <text:p text:style-name="P111"/>
            <text:p text:style-name="P111"/>
            <text:p text:style-name="P111"/>
            <text:p text:style-name="P111">X</text:p>
          </table:table-cell>
          <table:table-cell table:style-name="Tableau4.A2" office:value-type="string">
            <text:p text:style-name="P115"/>
            <text:p text:style-name="P115"/>
            <text:p text:style-name="P115"/>
            <text:p text:style-name="P115"/>
            <text:p text:style-name="P111">X</text:p>
            <text:p text:style-name="P111">X</text:p>
            <text:p text:style-name="P111">X</text:p>
            <text:p text:style-name="P111">X</text:p>
          </table:table-cell>
          <table:table-cell table:style-name="Tableau4.A2" office:value-type="string">
            <text:p text:style-name="P110"/>
            <text:p text:style-name="P110"/>
            <text:p text:style-name="P110"/>
            <text:p text:style-name="P110"/>
            <text:p text:style-name="P110"/>
            <text:p text:style-name="P110"/>
            <text:p text:style-name="P110"/>
            <text:p text:style-name="P111">X</text:p>
          </table:table-cell>
          <table:table-cell table:style-name="Tableau4.E2" office:value-type="string">
            <text:p text:style-name="P111">5,6,7,8</text:p>
          </table:table-cell>
        </table:table-row>
        <table:table-row>
          <table:table-cell table:style-name="Tableau4.A2" office:value-type="string">
            <text:p text:style-name="P106">Développement interface graphique(Qt)</text:p>
          </table:table-cell>
          <table:table-cell table:style-name="Tableau4.A2" office:value-type="string">
            <text:p text:style-name="P110"/>
          </table:table-cell>
          <table:table-cell table:style-name="Tableau4.A2" office:value-type="string">
            <text:p text:style-name="P115"/>
          </table:table-cell>
          <table:table-cell table:style-name="Tableau4.A2" office:value-type="string">
            <text:p text:style-name="P110">X</text:p>
          </table:table-cell>
          <table:table-cell table:style-name="Tableau4.E2" office:value-type="string">
            <text:p text:style-name="P111">7,8</text:p>
          </table:table-cell>
        </table:table-row>
        <table:table-row>
          <table:table-cell table:style-name="Tableau4.A2" office:value-type="string">
            <text:p text:style-name="P119">Rédaction <text:span text:style-name="T54">du</text:span> rapport de stage</text:p>
          </table:table-cell>
          <table:table-cell table:style-name="Tableau4.A2" office:value-type="string">
            <text:p text:style-name="P117">X</text:p>
          </table:table-cell>
          <table:table-cell table:style-name="Tableau4.A2" office:value-type="string">
            <text:p text:style-name="P117">X</text:p>
          </table:table-cell>
          <table:table-cell table:style-name="Tableau4.A2" office:value-type="string">
            <text:p text:style-name="P117">X</text:p>
          </table:table-cell>
          <table:table-cell table:style-name="Tableau4.E2" office:value-type="string">
            <text:p text:style-name="P117">7,8</text:p>
          </table:table-cell>
        </table:table-row>
      </table:table>
      <text:p text:style-name="P125"><text:span text:style-name="T54">Tableau 1 : Planning du travail effectué</text:span></text:p>
      <text:p text:style-name="P57"><text:span text:style-name="T55"><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span></text:p>
      <text:h text:style-name="P86" text:outline-level="2"><text:soft-page-break/>Présentation des solutions adoptées</text:h>
      <text:p text:style-name="P14"><text:tab/>Après réflexion autour de toutes les possibilités accessibles et de toutes les contraintes, nous avons mis en place les solutions les plus cohérentes selon nous.</text:p>
      <text:h text:style-name="P93" text:outline-level="3">Choix effectués</text:h>
      <text:h text:style-name="_5f_ua_5f_Titre_20_4" text:outline-level="4">Algorithme génétiques</text:h>
      <text:p text:style-name="Standard"/>
      <text:p text:style-name="P61"><text:tab/><text:span text:style-name="T24">Nous avons décidé, pour développer un pathfinding par méthode stochastique, de développer un algorithme génétique. Celui-ci est programmé dans une classe Algogen qui contiendra et gérera les principes fondamentaux de l'algorithme génétique.</text:span></text:p>
      <text:p text:style-name="P63"><text:tab/><text:span text:style-name="T49">Les chemins, ou génomes pour notre algorithme</text:span>, <text:span text:style-name="T49">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section 4.1.1.5 – Évaluation).</text:p>
      <text:p text:style-name="P59"><text:tab/>L'autre possibilité était de représenter <text:span text:style-name="T37">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60"/>
      <text:p text:style-name="P21"/>
      <text:h text:style-name="_5f_ua_5f_Titre_20_5" text:outline-level="5"><text:span text:style-name="T38">Demande de chemin et </text:span>Initialisation</text:h>
      <text:p text:style-name="P64"><text:tab/>Dans un premier lieu, étudions la population. Celle-ci est stockée dans la variable nommée m_pop. Elle contient un certain nombre d'instance de SurMinion, eux mêmes composés <text:span text:style-name="T25">d'instance</text:span> de Minion. Les Minion représentent le <text:span text:style-name="T25">chemin d'un des </text:span>agents du problème de recherche de chemin, <text:span text:style-name="T25">ainsi, chaque SurMinion contient une possibilité (différentes les uns des autres) de déplacements de tous les agents. Ainsi, tous les individus de la population proposent des solutions différentes au problème actuel du pathfinding.</text:span></text:p>
      <text:p text:style-name="P60"><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6">dans tous les SurMinions.</text:span></text:p>
      <text:p text:style-name="P63"><text:tab/>Lorsqu'une demande de chemin est effectuée, on rajoute dans 3 SurMinions des débuts de chemins courts (6 déplacements) calculés via l'algorithme A*, et dans les autres des chemins aléatoires (aussi 6 déplacements).</text:p>
      <text:p text:style-name="P60"><text:soft-page-break/><text:tab/><text:span text:style-name="T39">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65"><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7">si le Minion leader venait à être supprimé précocement après avoir atteint son objectif</text:span>.</text:p>
      <text:p text:style-name="P60"><text:tab/><text:span text:style-name="T40">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0"/>
      <text:h text:style-name="_5f_ua_5f_Titre_20_5" text:outline-level="5">Mutation</text:h>
      <text:p text:style-name="P66"><text:tab/>Un nombre de SurMinions (ratio variable) est sélectionné, et chacun de ces SurMinions est muté. La mutation peut prendre <text:span text:style-name="T57">deux</text:span> formes selon le rang du SurMinion (rang déterminé en fonction de sa fitness globale, somme de la fitness de chacun des minions qui le composent).</text:p>
      <text:p text:style-name="P66"><text:tab/>Si le SurMinion est un élite (dans les 20 % meilleurs), il ne fait que recevoir de nouveaux chromosomes à la fin de son génome. Sinon, <text:span text:style-name="T57">il </text:span>subit quelques suppressions de chromosomes, d'autre sont modifiés, et enfin d'autres sont ajoutés <text:span text:style-name="T57">en fin de parcours</text:span>.</text:p>
      <text:p text:style-name="P25"/>
      <text:h text:style-name="_5f_ua_5f_Titre_20_5" text:outline-level="5"><text:span text:style-name="T30">Élitisme</text:span></text:h>
      <text:p text:style-name="P63"><text:tab/>Nous avons <text:span text:style-name="T29">développé la notion d'élitisme, souvent utilisée dans les algorithmes génétiques. Dans notre cas, l'élitisme se décline en 3 parties : </text:span></text:p>
      <text:p text:style-name="P63"><text:tab/>-<text:span text:style-name="T27">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63"><text:tab/>-<text:span text:style-name="T27">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63"><text:soft-page-break/><text:tab/>-<text:span text:style-name="T27">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3"/>
      <text:h text:style-name="_5f_ua_5f_Titre_20_5" text:outline-level="5">Reproduction</text:h>
      <text:p text:style-name="P63"><text:tab/><text:span text:style-name="T28">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8"><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8">) ainsi que leur nombre de 3 (</text:span><text:span text:style-name="T28"><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8">) semble offrir un bon compromis entre exploration et intensification.</text:span></text:p>
      <text:p text:style-name="P63"><text:tab/><text:span text:style-name="T31">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63"><text:tab/><text:span text:style-name="T31">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3"/>
      <text:h text:style-name="_5f_ua_5f_Titre_20_5" text:outline-level="5"><text:bookmark-start text:name="__RefHeading__1789_148356707"/><text:span text:style-name="T32">Évaluation et fitness</text:span><text:bookmark-end text:name="__RefHeading__1789_148356707"/></text:h>
      <text:p text:style-name="P67"><text:tab/><text:span text:style-name="T32">La fonction d'évaluation calcule un nombre, la fitness, pour chaque Minion de chaque SurMinion. Elle correspond à la distance de Manhattan</text:span><text:span text:style-name="T32"><text:note text:id="ftn1" text:note-class="footnote"><text:note-citation>1</text:note-citation><text:note-body><text:p text:style-name="P52">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2"> [voir fitness, en cours de modification]. La fitness d'un SurMinion est la somme des fitness de ses Minions.</text:span></text:p>
      <text:p text:style-name="P67"><text:tab/><text:span text:style-name="T33">Pour déterminer la fitness d'un chemin, au vu de notre représentation des chemins (par déplacement et non par cases), nous devons parcourir tout le génome pour savoir quelle est la dernière </text:span><text:soft-page-break/><text:span text:style-name="T33">case du chemin. Nous avons choisi de profiter de ce parcours pour effectuer des corrections sur le génome :</text:span></text:p>
      <text:p text:style-name="P67"><text:tab/>- <text:span text:style-name="T34">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67"><text:tab/>- <text:span text:style-name="T35">Si un déplacement amène sur une case obstacle ou en dehors de la carte, nous supprimons ce déplacement.</text:span></text:p>
      <text:p text:style-name="P67"><text:tab/>-<text:span text:style-name="T44">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67"><text:tab/><text:span text:style-name="T36">De fait, la fonction d'évaluation sert à évaluer et aussi à corriger les chemins, avec un surcoût de temps de calcul faible par rapport à l'utilisation d'une autre méthode/fonction pour faire les corrections.</text:span></text:p>
      <text:p text:style-name="P26"/>
      <text:h text:style-name="_5f_ua_5f_Titre_20_5" text:outline-level="5"><text:span text:style-name="T41">Suppressions</text:span></text:h>
      <text:p text:style-name="P68"><text:tab/><text:span text:style-name="T41">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9"/>
      <text:h text:style-name="_5f_ua_5f_Titre_20_5" text:outline-level="5"><text:span text:style-name="T42">Renvoi d'une solution et déplacement d'une unité</text:span>.</text:h>
      <text:p text:style-name="P71"><text:tab/><text:span text:style-name="T43">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71"><text:tab/><text:span text:style-name="T45">Pour s'assurer que les chemins soient cohérents, il est important de ne pas renvoyer de résultat pendant une itération de l'algorithme. Nous avons forcé ce comportement via l'utilisation de mutex.</text:span></text:p>
      <text:p text:style-name="P55"><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55"><text:tab/>L'utilisateur peut alors nous transmettre le déplacement effectif de cette unité sur la case en question au moment qu'il choisit. Lorsque cela arrive, 2 cas de figure se présentent :</text:p>
      <text:p text:style-name="P71"><text:tab/>-<text:span text:style-name="T46">Si c'est un SousMinion (un « suiveur » qui n'a pas de chemin propre) alors nous supprimons simplement son premier déplacement. </text:span></text:p>
      <text:p text:style-name="P71"><text:soft-page-break/><text:tab/>-<text:span text:style-name="T47">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71"><text:tab/><text:span text:style-name="T48">Lorsqu'un SousMinion atteint sa cible, nous le détruisons. Pour un Minion, nous détruisons aussi la Zone qui lui est associée.</text:span></text:p>
      <text:p text:style-name="P27"><text:tab/></text:p>
      <text:h text:style-name="P78" text:outline-level="4">Controller (communication)</text:h>
      <text:p text:style-name="P15"><text:tab/><text:span text:style-name="T15">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93" text:outline-level="3">Difficultés rencontrés</text:h>
      <text:p text:style-name="P58"><text:tab/><text:span text:style-name="T16">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82" text:outline-level="4">Conception de la base de représentation d'un problème de Pathfinding</text:h>
      <text:p text:style-name="P73"><text:span text:style-name="T58"><text:tab/>Les prémisses de notre stage n'ont pas directement commencé avec la conception d'un algorithme permettant un pathfinding. En effet, il nous fallait dans un premier temps concevoir une base solide permettant la représentation d'un problème</text:span> <text:span text:style-name="T58">(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72">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80" text:outline-level="4">Conception d'un algorithme génétique</text:h>
      <text:p text:style-name="P74"><text:span text:style-name="T58"><text:tab/>La première difficulté rencontrée pour la conception d'un algorithme génétique est la compréhension même de son fonctionnement. Certes il est aisé de faire le lien avec les travaux sur </text:span><text:soft-page-break/><text:span text:style-name="T58">l'évolution de Darwin, mais il fût plus compliqué de concevoir son fonctionnement au travers de code. Comment représenter la population, le chemin proposé de chaque individu, etc. </text:span></text:p>
      <text:h text:style-name="P79" text:outline-level="4">Gestion du temps réel</text:h>
      <text:p text:style-name="P18"><text:tab/><text:span text:style-name="T16">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8"><text:tab/><text:span text:style-name="T18">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8"><text:tab/><text:span text:style-name="T18">La gestion du temps réel est une contrainte que nous viendrons sans doute à renconter à nouveau au cours de notre carrière, puisque cela peut se retrouver dans les jeux vidéos comme ici, mais aussi dans…</text:span></text:p>
      <text:p text:style-name="P16">La nécessité de répondre à ce besoin a dont été très formateur au cours de ces deux mois.</text:p>
      <text:h text:style-name="P79" text:outline-level="4">Création d'une API</text:h>
      <text:p text:style-name="P18"><text:tab/><text:span text:style-name="T18">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94" text:outline-level="3">Outils utilisés</text:h>
      <text:p text:style-name="P12">La bonne réalisation du stage a été permise par différents outils...</text:p>
      <text:h text:style-name="P81" text:outline-level="4">L<text:span text:style-name="T56">i</text:span>brairies</text:h>
      <text:p text:style-name="P13">Certaines librairies gratuites nous ont permis de simplifier la mise en place de notre développement. </text:p>
      <text:h text:style-name="P95" text:outline-level="5">Libxml++</text:h>
      <text:p text:style-name="P18"><text:tab/><text:span text:style-name="T19">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8"><text:tab/><text:span text:style-name="T19">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text:span><text:soft-page-break/><text:span text:style-name="T19">volumineux. Notre objectif est de donner un outil souple quand à son utilisation, cela implique qu'on ne connait la quantité de données reçu.</text:span></text:p>
      <text:h text:style-name="P97" text:outline-level="5">Glibmm</text:h>
      <text:p text:style-name="P73"><text:tab/><text:span text:style-name="T20">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79" text:outline-level="4">Environnement de développement</text:h>
      <text:p text:style-name="P18"><text:tab/><text:span text:style-name="T21">Les IDE (Environnement de développement) sont des outils qui se révèlent très pratiques pour les développeurs, simplifiant la programmation.</text:span></text:p>
      <text:h text:style-name="P95" text:outline-level="5">Kdevelop</text:h>
      <text:p text:style-name="P18"><text:tab/><text:span text:style-name="T22">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79" text:outline-level="4">Débugage</text:h>
      <text:p text:style-name="P17">Un projet d'informatique passe forcément par une phase de débugage du code, quelque soit le langage. Ici aussi, nous avons pu trouver des outils qui nous ont été utile au débugage efficace de notre projet.</text:p>
      <text:h text:style-name="P95" text:outline-level="5">Valgrind</text:h>
      <text:p text:style-name="P18"><text:tab/><text:span text:style-name="T23">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98" text:outline-level="5">GDB</text:h>
      <text:p text:style-name="P18"><text:tab/><text:span text:style-name="T23">GDB ou GNU Project Debugger est un utilitaire permettant d'exécuter un programme et de voir ce qu'il s'y passe. Il nous a été grandement utile pour régler les problèmes tels que les erreurs segmentation ou les exceptions sur nos vecteurs.</text:span></text:p>
      <text:h text:style-name="P95" text:outline-level="5" text:is-list-header="true"/>
      <text:h text:style-name="P96" text:outline-level="5" text:is-list-header="true"/>
      <text:h text:style-name="P87" text:outline-level="2"/>
      <text:h text:style-name="P90" text:outline-level="2">Tests effectués</text:h>
      <text:p text:style-name="Heading_20_2"/>
      <text:p text:style-name="_5f_ua_5f_Image"><draw:frame draw:style-name="fr6" draw:name="Cadre10" text:anchor-type="as-char" svg:width="15.797cm" draw:z-index="63"><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84" text:outline-level="1">Conclusion</text:h>
      <text:p text:style-name="Standard"/>
      <text:h text:style-name="P84"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ie1_Head">
            <text:p text:style-name="Bibliography_20_Heading">Bibliographie</text:p>
          </text:index-title>
          <text:p text:style-name="P51">Selection Schemes in GA: Tobias Blickle &amp; Lothar Thiele, A Comparison of Selection Schemes used in Genetic Algorithms, 1995</text:p>
        </text:index-body>
      </text:bibliography>
      <text:p text:style-name="Standard"/>
      <text:p text:style-name="P31"/>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47">_ua_Titre 1<text:tab/>4</text:p>
          <text:p text:style-name="P42">1<text:tab/>_ua_Titre 2<text:tab/>4</text:p>
          <text:p text:style-name="P45">1.1.<text:tab/>_ua_Titre 3<text:tab/>4</text:p>
          <text:p text:style-name="P41">1.1.1.<text:tab/>_ua_Titre 4<text:tab/>4</text:p>
          <text:p text:style-name="P46">a) _ua_Titre 5<text:tab/>4</text:p>
          <text:p text:style-name="P44"><text:s/>_ua_Titre 6<text:tab/>4</text:p>
          <text:p text:style-name="P43"><text:s/>_ua_Titre 7<text:tab/>4</text:p>
          <text:p text:style-name="P47">Conclusion<text:tab/>6</text:p>
          <text:p text:style-name="P47">Bibliographie<text:tab/>7</text:p>
          <text:p text:style-name="P47">Table des illustrations<text:tab/>9</text:p>
          <text:p text:style-name="P47">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4">Table des illustrations</text:p>
          </text:index-title>
          <text:p text:style-name="P39">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33">Table des tableaux</text:p>
          </text:index-title>
          <text:p text:style-name="P40">Tableau 1: Inscrire une légende<text:tab/>5</text:p>
        </text:index-body>
      </text:table-index>
      <text:p text:style-name="Standard"/>
      <text:p text:style-name="P103"><draw:frame text:anchor-type="paragraph" draw:z-index="60" draw:style-name="gr15" svg:width="4.62cm" svg:height="0.989cm" draw:transform="rotate (1.5707963267949) translate (-0.506236111111111cm 5.02002777777778cm)"><draw:text-box><text:p text:style-name="P139"><text:span text:style-name="T63">RÉSUMÉ</text:span></text:p></draw:text-box></draw:frame><draw:custom-shape text:anchor-type="as-char" svg:y="0cm" draw:z-index="2" draw:style-name="gr3" draw:text-style-name="P129" svg:width="17.837cm" svg:height="8.093cm"><text:p text:style-name="P129"><text:span text:style-name="T62">Nonsequi ex enim dolortincin essed dolut nulputat, conulla feumsan henim quamcore minciduis adiat. </text:span></text:p><text:p text:style-name="P131"><text:span text:style-name="T62">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2"><text:span text:style-name="T62">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36"/>
          </table:table-cell>
          <table:table-cell table:style-name="Tableau1.B1" office:value-type="string">
            <text:p text:style-name="P35"><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38"><draw:frame text:anchor-type="paragraph" draw:z-index="61" draw:style-name="gr15" svg:width="5.79cm" svg:height="0.989cm" draw:transform="rotate (1.5707963267949) translate (-0.506236111111111cm 6.18948611111111cm)"><draw:text-box><text:p text:style-name="P139"><text:span text:style-name="T63">ABSTRACT</text:span></text:p></draw:text-box></draw:frame><draw:custom-shape text:anchor-type="as-char" svg:y="0cm" draw:z-index="3" draw:style-name="gr3" draw:text-style-name="P129" svg:width="17.837cm" svg:height="8.093cm"><text:p text:style-name="P129"><text:span text:style-name="T62">Nonsequi ex enim dolortincin essed dolut nulputat, conulla feumsan henim quamcore minciduis adiat. </text:span></text:p><text:p text:style-name="P131"><text:span text:style-name="T62">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2"><text:span text:style-name="T62">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36"/>
          </table:table-cell>
          <table:table-cell table:style-name="Tableau2.B1" office:value-type="string">
            <text:p text:style-name="P35"><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5" draw:style-name="gr4"><draw:frame draw:style-name="gr14" draw:text-style-name="P135" svg:width="3.061cm" svg:height="2.992cm" svg:x="14.844cm" svg:y="26.079cm"><draw:image xlink:href="Pictures/2000009200000BE100000BA69AC078B2.wmf" xlink:type="simple" xlink:show="embed" xlink:actuate="onLoad"><text:p/></draw:image></draw:frame><draw:frame draw:style-name="gr13" draw:text-style-name="P137" svg:width="7.621cm" svg:height="1.96cm" svg:x="6.033cm" svg:y="27.118cm"><draw:text-box><text:p text:style-name="P137"><text:span text:style-name="T60">Présidence de l'université</text:span></text:p><text:p text:style-name="P137"><text:span text:style-name="T60">40 rue de rennes – BP 73532</text:span></text:p><text:p text:style-name="P137"><text:span text:style-name="T60">49035 Angers cedex</text:span></text:p><text:p text:style-name="P137"><text:span text:style-name="T60">Tél. 02 41 96 23 23 | Fax 02 41 96 23 00</text:span></text:p></draw:text-box></draw:frame><draw:connector draw:style-name="gr5" draw:text-style-name="P135" draw:type="line" svg:x1="13.651cm" svg:y1="26.345cm" svg:x2="13.813cm" svg:y2="26.345cm" svg:d="M13651 26345h162" svg:viewBox="0 0 164 2"><text:p/></draw:connector></draw:g></text:p>
      <text:p text:style-name="P32"><draw:custom-shape text:anchor-type="as-char" svg:y="0cm" draw:z-index="4" draw:style-name="gr3" draw:text-style-name="P133" svg:width="17.837cm" svg:height="6.298cm"><text:p text:style-name="P133"><text:span text:style-name="T63">ENGAGEMENT</text:span></text:p><text:p text:style-name="P133"><text:span text:style-name="T63">DE NON PLAGIAT</text:span></text:p><text:p text:style-name="P131"><text:span text:style-name="T62"/></text:p><text:p text:style-name="P134"><text:span text:style-name="T62">Je, soussigné(e) </text:span><text:span text:style-name="T62"><text:tab/></text:span><text:span text:style-name="T62"><text:tab/></text:span></text:p><text:p text:style-name="P131"><text:span text:style-name="T62">déclare être pleinement conscient(e) que le plagiat de documents ou d’une </text:span></text:p><text:p text:style-name="P131"><text:span text:style-name="T62">partie d’un document publiée sur toutes formes de support, y compris l’internet, </text:span></text:p><text:p text:style-name="P131"><text:span text:style-name="T62">constitue une violation des droits d’auteur ainsi qu’une fraude caractérisée. </text:span></text:p><text:p text:style-name="P131"><text:span text:style-name="T62">En conséquence, je m’engage à citer toutes les sources que j’ai utilisées </text:span></text:p><text:p text:style-name="P131"><text:span text:style-name="T62">pour écrire ce rapport ou mémoire.</text:span></text:p><text:p text:style-name="P131"><text:span text:style-name="T62"/></text:p><text:p text:style-name="P131"><text:span text:style-name="T62"/></text:p><text:p text:style-name="P132"><text:span text:style-name="T62">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56"><draw:image xlink:href="Pictures/2000009200000BE100000BA69AC078B2.wmf" xlink:type="simple" xlink:show="embed" xlink:actuate="onLoad"/></draw:frame><draw:connector text:anchor-type="char" draw:z-index="58" draw:style-name="gr9" draw:text-style-name="P135" draw:type="line" svg:x1="14.076cm" svg:y1="26.289cm" svg:x2="14.238cm" svg:y2="26.293cm" svg:d="M14076 26289l162 4" svg:viewBox="0 0 164 5"><text:p/></draw:connector><draw:frame draw:style-name="fr2" draw:name="Cadre8" text:anchor-type="char" svg:x="2.946cm" svg:y="17.279cm" svg:width="10.901cm" svg:height="3.226cm" draw:z-index="57"><draw:text-box><text:p text:style-name="P37">Cet engagement de non plagiat doit être signé et joint</text:p><text:p text:style-name="P37">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2"><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1"><draw:image xlink:href="Pictures/100000000000002D00000078B71AEC1C.png" xlink:type="simple" xlink:show="embed" xlink:actuate="onLoad"/></draw:frame></text:span><text:span text:style-name="MT2"> </text:span><text:span text:style-name="MT2"><text:page-number text:select-page="current">2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4" meta:image-count="5" meta:object-count="0" meta:page-count="26" meta:paragraph-count="287" meta:word-count="4782" meta:character-count="29978" meta:non-whitespace-character-count="25434"/>
  </office:meta>
</office:document-meta>
</file>